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fddg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xgffd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ssadsad</text:p>
          </table:table-cell>
          <table:table-cell office:value-type="string" calcext:value-type="string">
            <text:p>zxc</text:p>
          </table:table-cell>
          <table:table-cell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asdsa</text:p>
          </table:table-cell>
          <table:table-cell table:number-columns-repeated="2"/>
          <table:table-cell office:value-type="string" calcext:value-type="string">
            <text:p>sdfsdf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xzxzxsdsad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df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1">00/00/0000</text:date>, <text:time style:data-style-name="N2" text:time-value="12:04:50.2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1S</meta:editing-duration>
    <meta:editing-cycles>10</meta:editing-cycles>
    <meta:generator>LibreOffice/5.4.3.2$Windows_X86_64 LibreOffice_project/92a7159f7e4af62137622921e809f8546db437e5</meta:generator>
    <dc:date>2018-08-31T12:04:54.757000000</dc:date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